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035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4.7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No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yea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dr</text:p>
          </table:table-cell>
          <table:table-cell office:value-type="string" calcext:value-type="string">
            <text:p>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daptive Dimension Reduction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mmc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daptive Maximum Margin Criterion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nmm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verage Neighborhood Margin Maximization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asi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daptive Subspace Iteration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bmds</text:p>
          </table:table-cell>
          <table:table-cell office:value-type="string" calcext:value-type="string">
            <text:p>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ayesian Multidimensional Scal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bp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ayesian Principal Component Analysis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ca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Canonical Correlation Analysis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ge</text:p>
          </table:table-cell>
          <table:table-cell office:value-type="string" calcext:value-type="string">
            <text:p>S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nstrained Graph Embedding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onformal Isometric Feature Mapping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npe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plete Neighborhood Preserving Embedding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r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urvilinear Component Analysi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crda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Curvilinear Distance Analysis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rp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llaborative Representation-based Projection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score</text:p>
          </table:table-cell>
          <table:table-cell office:value-type="string" calcext:value-type="string">
            <text:p>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nstraint Score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cscoreg</text:p>
          </table:table-cell>
          <table:table-cell office:value-type="string" calcext:value-type="string">
            <text:p>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nstraint Score using Spectral Graph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agdne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uble-Adjacency Graphs-based Discriminant Neighborhood Embedding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isr</text:p>
          </table:table-cell>
          <table:table-cell office:value-type="string" calcext:value-type="string">
            <text:p>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versity-Induced Self-Representation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dm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iffusion Maps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ne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iscriminant Neighborhood Embedding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dspp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scriminative Sparsity Preserving Projection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dve</text:p>
          </table:table-cell>
          <table:table-cell office:value-type="string" calcext:value-type="string">
            <text:p>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istinguishing Variance Embedding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lde</text:p>
          </table:table-cell>
          <table:table-cell office:value-type="string" calcext:value-type="string">
            <text:p>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xponential Local Discriminant Embedding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lpp2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nhanced Locality Preserving Projection (2013)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net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lastic Net Regularization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slpp</text:p>
          </table:table-cell>
          <table:table-cell office:value-type="string" calcext:value-type="string">
            <text:p>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xtended Supervised Locality Preserving Projection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extlpp</text:p>
          </table:table-cell>
          <table:table-cell office:value-type="string" calcext:value-type="string">
            <text:p>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xtended Locality Preserving Projection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a</text:p>
          </table:table-cell>
          <table:table-cell office:value-type="string" calcext:value-type="string">
            <text:p>U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(Exploratory) Factor Analysis <text:s/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fastmap</text:p>
          </table:table-cell>
          <table:table-cell office:value-type="string" calcext:value-type="string">
            <text:p>U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astMap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score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Fisher Score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fssem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eature Subset Selection using Expectation-Maximization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ica</text:p>
          </table:table-cell>
          <table:table-cell office:value-type="string" calcext:value-type="string">
            <text:p>U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dependent Component Analysis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dmap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teractive Document Map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ltsa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mproved Local Tangent Space Alignment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sometric Feature Mapping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isoproj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ometric Projection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ispe</text:p>
          </table:table-cell>
          <table:table-cell office:value-type="string" calcext:value-type="string">
            <text:p>U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sometric Stochastic Proximity Embedding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eca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ernel Entropy Component Analysis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de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Kernel Local Discriminant Embedding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fda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ernel Local Fisher Discriminant Analysis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lsd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Locality Sensitive Discriminant Analysis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mf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Marginal Fisher Analysis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mm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ernel Maximium Margin Criterion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kmv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-Weighted Maximum Variance Projection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pca</text:p>
          </table:table-cell>
          <table:table-cell office:value-type="string" calcext:value-type="string">
            <text:p>U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Kernel Principal Component Analysis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qmi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ernel Quadratic Mutual Information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ksda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 Semi-Supervised Discriminant Analysis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kud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Kernel-Weighted Unsupervised Discriminant Projection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amp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ocal Affine Multidimensional Scaling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apeig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placian Eigenmaps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asso</text:p>
          </table:table-cell>
          <table:table-cell office:value-type="string" calcext:value-type="string">
            <text:p>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Least Absolute Shrinkage and Selection Operator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a</text:p>
          </table:table-cell>
          <table:table-cell office:value-type="string" calcext:value-type="string">
            <text:p>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inear Discriminant Analysis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akm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mbination of LDA and K-means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e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 Discriminant Embedding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dp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ly Discriminating Projection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ea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ly Linear Embedded Eigenspace Analysis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fda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 Fisher Discriminant Analysis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isoma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ndmark Isometric Feature Mapping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le</text:p>
          </table:table-cell>
          <table:table-cell office:value-type="string" calcext:value-type="string">
            <text:p>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ocally Linear Embedding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lle</text:p>
          </table:table-cell>
          <table:table-cell office:value-type="string" calcext:value-type="string">
            <text:p>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ocal Linear Laplacian Eigenmaps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l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 Learning Projections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lts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inear Local Tangent Space Alignment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mds</text:p>
          </table:table-cell>
          <table:table-cell office:value-type="string" calcext:value-type="string">
            <text:p>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ndmark Multidimensional Scaling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ca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ocally Principal Component Analysis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e</text:p>
          </table:table-cell>
          <table:table-cell office:value-type="string" calcext:value-type="string">
            <text:p>U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ocality Pursuit Embedding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fda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ocality Preserving Fisher Discriminant Analysis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mip</text:p>
          </table:table-cell>
          <table:table-cell office:value-type="string" calcext:value-type="string">
            <text:p>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ocality-Preserved Maximum Information Projection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pp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ocality Preserving Projection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qmi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inear Quadratic Mutual Information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core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placian Score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d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ity Sensitive Discriminant Analysis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df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ity Sensitive Discriminant Feature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ir</text:p>
          </table:table-cell>
          <table:table-cell office:value-type="string" calcext:value-type="string">
            <text:p>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ocalized Sliced Inverse Regression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pe</text:p>
          </table:table-cell>
          <table:table-cell office:value-type="string" calcext:value-type="string">
            <text:p>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cality and Similarity Preserving Embedding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pp</text:p>
          </table:table-cell>
          <table:table-cell office:value-type="string" calcext:value-type="string">
            <text:p>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ocal Similarity Preserving Projection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lts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ocal Tangent Space Alignment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cfs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ulti-Cluster Feature Selection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ds</text:p>
          </table:table-cell>
          <table:table-cell office:value-type="string" calcext:value-type="string">
            <text:p>U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(Metric) Multidimensional Scaling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fa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rginal Fisher Analysis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lie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ximal Local Interclass Embedding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ximum Margin Criterion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p</text:p>
          </table:table-cell>
          <table:table-cell office:value-type="string" calcext:value-type="string">
            <text:p>S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ximum Margin Projection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msd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ultiple Maximum Scatter Difference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odp</text:p>
          </table:table-cell>
          <table:table-cell office:value-type="string" calcext:value-type="string">
            <text:p>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dified Orthogonal Discriminant Projection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sd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ximum Scatter Difference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mve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inimum Volume Embedding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mv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Maximum Variance Projection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mvu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aximum Variance Unfolding / Semidefinite Embedding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nnp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earest Neighbor Projection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ol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Orthogonal Locality Preserving Projection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on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Orthogonal Neighborhood Preserving Projections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pca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onnegative Principal Component Analysis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pe</text:p>
          </table:table-cell>
          <table:table-cell office:value-type="string" calcext:value-type="string">
            <text:p>U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eighborhood Preserving Embedding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nrsr</text:p>
          </table:table-cell>
          <table:table-cell office:value-type="string" calcext:value-type="string">
            <text:p>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n-convex Regularized Self-Representation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dp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Orthogonal Discriminant Projection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lda</text:p>
          </table:table-cell>
          <table:table-cell office:value-type="string" calcext:value-type="string">
            <text:p>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rthogonal Linear Discriminant Analysis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lpp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Orthogonal Locality Preserving Projection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np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rthogonal Neighborhood Preserving Projections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opls</text:p>
          </table:table-cell>
          <table:table-cell office:value-type="string" calcext:value-type="string">
            <text:p>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Orthogonal Partial Least Square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ca</text:p>
          </table:table-cell>
          <table:table-cell office:value-type="string" calcext:value-type="string">
            <text:p>U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Principal Component Analysis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flpp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meter-Free Locality Preserving Projection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plp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ecewise Laplacian Projection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ls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artial Least Squares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pca</text:p>
          </table:table-cell>
          <table:table-cell office:value-type="string" calcext:value-type="string">
            <text:p>U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robabilistic Principal Component Analysis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ree</text:p>
          </table:table-cell>
          <table:table-cell office:value-type="string" calcext:value-type="string">
            <text:p>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Robust Euclidean Embedding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lda</text:p>
          </table:table-cell>
          <table:table-cell office:value-type="string" calcext:value-type="string">
            <text:p>S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egularized Linear Discriminant Analysis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ndproj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Random Projection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rpca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bust Principal Component Analysis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pcag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bust Principal Component Analysis via Geometric Median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sir</text:p>
          </table:table-cell>
          <table:table-cell office:value-type="string" calcext:value-type="string">
            <text:p>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Regularized Sliced Inverse Regression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rsr</text:p>
          </table:table-cell>
          <table:table-cell office:value-type="string" calcext:value-type="string">
            <text:p>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egularized Self-Representation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ammc</text:p>
          </table:table-cell>
          <table:table-cell office:value-type="string" calcext:value-type="string">
            <text:p>S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mi-Supervised Adaptive Maximum Margin Criterion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ammon</text:p>
          </table:table-cell>
          <table:table-cell office:value-type="string" calcext:value-type="string">
            <text:p>U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ammon Mapping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ave</text:p>
          </table:table-cell>
          <table:table-cell office:value-type="string" calcext:value-type="string">
            <text:p>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liced Average Variance Estimation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da</text:p>
          </table:table-cell>
          <table:table-cell office:value-type="string" calcext:value-type="string">
            <text:p>S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mi-Supervised Discriminant Analysis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dl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ample-Dependent Locality Preserving Projection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ir</text:p>
          </table:table-cell>
          <table:table-cell office:value-type="string" calcext:value-type="string">
            <text:p>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liced Inverse Regression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lpe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pervised Locality Pursuit Embedding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lpp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upervised Locality Preserving Projection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ne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ochastic Neighbor Embedding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c</text:p>
          </table:table-cell>
          <table:table-cell office:value-type="string" calcext:value-type="string">
            <text:p>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upervised Principal Component Analysis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ca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parse Principal Component Analysis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e</text:p>
          </table:table-cell>
          <table:table-cell office:value-type="string" calcext:value-type="string">
            <text:p>U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tochastic Proximity Embedding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ecs</text:p>
          </table:table-cell>
          <table:table-cell office:value-type="string" calcext:value-type="string">
            <text:p>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upervised Spectral Feature Selection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ecu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supervised Spectral Feature Selection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lapeig</text:p>
          </table:table-cell>
          <table:table-cell office:value-type="string" calcext:value-type="string">
            <text:p>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upervised Laplacian Eigenmaps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spmds</text:p>
          </table:table-cell>
          <table:table-cell office:value-type="string" calcext:value-type="string">
            <text:p>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ectral Multidimensional Scaling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p</text:p>
          </table:table-cell>
          <table:table-cell office:value-type="string" calcext:value-type="string">
            <text:p>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parsity Preserving Projection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pufs</text:p>
          </table:table-cell>
          <table:table-cell office:value-type="string" calcext:value-type="string">
            <text:p>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ructure Preserving Unsupervised Feature Selection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ssldp</text:p>
          </table:table-cell>
          <table:table-cell office:value-type="string" calcext:value-type="string">
            <text:p>S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mi-Supervised Locally Discriminant Projection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onlinear</text:p>
          </table:table-cell>
          <table:table-cell office:value-type="string" calcext:value-type="string">
            <text:p>do.tsne</text:p>
          </table:table-cell>
          <table:table-cell office:value-type="string" calcext:value-type="string">
            <text:p>U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-distributed Stochastic Neighbor Embeddin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dfs</text:p>
          </table:table-cell>
          <table:table-cell office:value-type="string" calcext:value-type="string">
            <text:p>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nsupervised Discriminative Features Selection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dp</text:p>
          </table:table-cell>
          <table:table-cell office:value-type="string" calcext:value-type="string">
            <text:p>U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nsupervised Discriminant Projection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lda</text:p>
          </table:table-cell>
          <table:table-cell office:value-type="string" calcext:value-type="string">
            <text:p>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Uncorrelated Linear Discriminant Analysi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lsls</text:p>
          </table:table-cell>
          <table:table-cell office:value-type="string" calcext:value-type="string">
            <text:p>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ocality Sensitive Laplacian Scor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wdfs</text:p>
          </table:table-cell>
          <table:table-cell office:value-type="string" calcext:value-type="string">
            <text:p>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orst-Case Discriminative Feature Selectio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wdfs</text:p>
          </table:table-cell>
          <table:table-cell office:value-type="string" calcext:value-type="string">
            <text:p>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Uncorrelated Worst-Case Discriminative Feature Selectio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ugfs</text:p>
          </table:table-cell>
          <table:table-cell office:value-type="string" calcext:value-type="string">
            <text:p>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nsupervised Graph-based Feature Selectio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do.procrustes</text:p>
          </table:table-cell>
          <table:table-cell office:value-type="string" calcext:value-type="string">
            <text:p>U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eature Selection using PCA and Procrustes Analysis</text:p>
          </table:table-cell>
        </table:table-row>
        <table:table-row table:style-name="ro1" table:number-rows-repeated="104843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3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5:40:56.111957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9T15:06:56.410626512</meta:creation-date>
    <dc:date>2020-05-27T15:41:34.761095896</dc:date>
    <meta:editing-duration>PT1H27M31S</meta:editing-duration>
    <meta:editing-cycles>18</meta:editing-cycles>
    <meta:generator>LibreOffice/6.4.3.2$Linux_X86_64 LibreOffice_project/85aa6f776c6af63185291a519637a4f7af4e8a3b</meta:generator>
    <meta:document-statistic meta:table-count="1" meta:cell-count="834" meta:object-count="0"/>
  </office:meta>
</office:document-meta>
</file>